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204" officeooo:paragraph-rsid="000c7204"/>
    </style:style>
    <style:style style:name="P2" style:family="paragraph" style:parent-style-name="Standard">
      <style:text-properties officeooo:rsid="000c7204" officeooo:paragraph-rsid="000e7e66"/>
    </style:style>
    <style:style style:name="P3" style:family="paragraph" style:parent-style-name="Standard">
      <style:text-properties officeooo:rsid="000e7e66" officeooo:paragraph-rsid="000e7e66"/>
    </style:style>
    <style:style style:name="P4" style:family="paragraph" style:parent-style-name="Standard">
      <style:text-properties officeooo:rsid="000f2b24" officeooo:paragraph-rsid="000f2b24"/>
    </style:style>
    <style:style style:name="P5" style:family="paragraph" style:parent-style-name="Standard">
      <style:text-properties officeooo:rsid="000f2b24" officeooo:paragraph-rsid="000fc555"/>
    </style:style>
    <style:style style:name="P6" style:family="paragraph" style:parent-style-name="Standard">
      <style:text-properties officeooo:rsid="000f2b24" officeooo:paragraph-rsid="00156f3f"/>
    </style:style>
    <style:style style:name="P7" style:family="paragraph" style:parent-style-name="Standard">
      <style:text-properties officeooo:paragraph-rsid="000f2b24"/>
    </style:style>
    <style:style style:name="P8" style:family="paragraph" style:parent-style-name="Standard">
      <style:text-properties officeooo:paragraph-rsid="001219f9"/>
    </style:style>
    <style:style style:name="P9" style:family="paragraph" style:parent-style-name="Standard">
      <style:text-properties officeooo:rsid="0013e44e" officeooo:paragraph-rsid="0013e44e"/>
    </style:style>
    <style:style style:name="P10" style:family="paragraph" style:parent-style-name="Standard">
      <style:text-properties officeooo:rsid="00156f3f" officeooo:paragraph-rsid="00156f3f"/>
    </style:style>
    <style:style style:name="P11" style:family="paragraph" style:parent-style-name="Standard">
      <style:text-properties officeooo:paragraph-rsid="00156f3f"/>
    </style:style>
    <style:style style:name="P12" style:family="paragraph" style:parent-style-name="Standard">
      <style:text-properties officeooo:rsid="000e7e66" officeooo:paragraph-rsid="000e7e66"/>
    </style:style>
    <style:style style:name="P13" style:family="paragraph" style:parent-style-name="Standard">
      <style:text-properties officeooo:rsid="0017562e" officeooo:paragraph-rsid="0017562e"/>
    </style:style>
    <style:style style:name="P14" style:family="paragraph" style:parent-style-name="Standard">
      <style:text-properties officeooo:rsid="000c7204" officeooo:paragraph-rsid="000c7204"/>
    </style:style>
    <style:style style:name="P15" style:family="paragraph" style:parent-style-name="Standard">
      <style:text-properties officeooo:rsid="000f2b24" officeooo:paragraph-rsid="000fc555"/>
    </style:style>
    <style:style style:name="P16" style:family="paragraph" style:parent-style-name="Standard">
      <style:text-properties officeooo:rsid="000f2b24" officeooo:paragraph-rsid="000f2b24"/>
    </style:style>
    <style:style style:name="P17" style:family="paragraph" style:parent-style-name="Standard">
      <style:text-properties officeooo:paragraph-rsid="001a5feb"/>
    </style:style>
    <style:style style:name="P18" style:family="paragraph" style:parent-style-name="Standard">
      <style:text-properties officeooo:rsid="001c506e" officeooo:paragraph-rsid="001c506e"/>
    </style:style>
    <style:style style:name="P19" style:family="paragraph" style:parent-style-name="Standard">
      <style:text-properties officeooo:paragraph-rsid="000e7e66"/>
    </style:style>
    <style:style style:name="P20" style:family="paragraph" style:parent-style-name="Standard">
      <style:text-properties officeooo:rsid="00206b9a" officeooo:paragraph-rsid="00206b9a"/>
    </style:style>
    <style:style style:name="P21" style:family="paragraph" style:parent-style-name="Standard">
      <style:text-properties officeooo:rsid="0010a5f7" officeooo:paragraph-rsid="0010a5f7"/>
    </style:style>
    <style:style style:name="P22" style:family="paragraph" style:parent-style-name="Standard">
      <style:text-properties officeooo:rsid="002096aa" officeooo:paragraph-rsid="002096aa"/>
    </style:style>
    <style:style style:name="T1" style:family="text">
      <style:text-properties officeooo:rsid="000db058"/>
    </style:style>
    <style:style style:name="T2" style:family="text">
      <style:text-properties officeooo:rsid="000e7e66"/>
    </style:style>
    <style:style style:name="T3" style:family="text">
      <style:text-properties officeooo:rsid="000ed9fb"/>
    </style:style>
    <style:style style:name="T4" style:family="text">
      <style:text-properties officeooo:rsid="000f2b24"/>
    </style:style>
    <style:style style:name="T5" style:family="text">
      <style:text-properties officeooo:rsid="000fc555"/>
    </style:style>
    <style:style style:name="T6" style:family="text">
      <style:text-properties officeooo:rsid="0010a5f7"/>
    </style:style>
    <style:style style:name="T7" style:family="text">
      <style:text-properties officeooo:rsid="001219f9"/>
    </style:style>
    <style:style style:name="T8" style:family="text">
      <style:text-properties officeooo:rsid="0013e44e"/>
    </style:style>
    <style:style style:name="T9" style:family="text">
      <style:text-properties officeooo:rsid="00156f3f"/>
    </style:style>
    <style:style style:name="T10" style:family="text">
      <style:text-properties officeooo:rsid="0017562e"/>
    </style:style>
    <style:style style:name="T11" style:family="text">
      <style:text-properties officeooo:rsid="001a5feb"/>
    </style:style>
    <style:style style:name="T12" style:family="text">
      <style:text-properties officeooo:rsid="001c506e"/>
    </style:style>
    <style:style style:name="T13" style:family="text">
      <style:text-properties officeooo:rsid="001e48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s à présenter dans mon porte-folio : </text:p>
      <text:p text:style-name="P1"/>
      <text:p text:style-name="P2">- escape game en réalité virtuelle</text:p>
      <text:p text:style-name="P3">Il s’agit d’un projet tutoré que j’ai réalisé au sein d’un groupe de cinq élèves, pendant neuf mois. L’objectif était de créer un Escape Game en Réalité Virtuelle (VR), ayant lieu dans la salle blanche de notre école d’ingénierie. Nous avons donc tout d’abord écrit le scénario du jeu, puis nous l’avons développé en C# avec le logiciel Unity. Le matériel de VR utilisé était un casque Oculus Rift S. </text:p>
      <text:p text:style-name="P3">Ce projet très complet nous a permis de découvrir plusieurs facettes du développement de jeu vidéo : conception 3D, design sonore, tests, documentation, etc.</text:p>
      <text:p text:style-name="P19"><text:span text:style-name="T2">Cette expérience était </text:span><text:span text:style-name="T3">de plus particulièrement</text:span><text:span text:style-name="T2"> enrichissante </text:span><text:span text:style-name="T3">de par le fait que j’étais cheffe de projet, ce qui m’a permis de développer mes compétences en gestion d’équipe. </text:span><text:span text:style-name="T2"><text:s/></text:span></text:p>
      <text:p text:style-name="P19"/>
      <text:p text:style-name="P20">Image : casque</text:p>
      <text:p text:style-name="P2"/>
      <text:p text:style-name="P1"/>
      <text:p text:style-name="P1">- application de chasse au trésor</text:p>
      <text:p text:style-name="P8"><text:span text:style-name="T7">Il s’agit d’un projet scolaire </text:span><text:span text:style-name="T8">de développement</text:span><text:span text:style-name="T7"> Ionic. </text:span><text:span text:style-name="T8">L’application fonctionne sur android et permet de jouer à faire une chasse au trésor, en scannant des QRCodes successifs. On peut utiliser l’application pour créer un nouveau scénario de chasse au trésor, ou bien pour jouer directement à un scénario choisi. </text:span></text:p>
      <text:p text:style-name="P9">L’application a donc été développée en TypeScript avec Ionic, en utilisant le framework Cordova.</text:p>
      <text:p text:style-name="P4"><text:span text:style-name="T8">Une version test de l’</text:span>application peut être téléchargée à ce lien :</text:p>
      <text:p text:style-name="P4">(lien github?)</text:p>
      <text:p text:style-name="P4"/>
      <text:p text:style-name="P20">image : smartphone</text:p>
      <text:p text:style-name="P1"/>
      <text:p text:style-name="P1"/>
      <text:p text:style-name="P1">- projet ludothèque</text:p>
      <text:p text:style-name="P7"><text:span text:style-name="T4">Il s’agit d’un projet scolaire de développement web. </text:span><text:span text:style-name="T6">L’objectif était de réaliser le site web d’une ludothèque imaginaire, permettant d’interagir aussi bien d’un point de vue client (recherche de jeux, emprunts, consultation de son compte), qu’administrateur (gérer les clients et les stocks de jeux). </text:span></text:p>
      <text:p text:style-name="P21">Les technologies utilisées étaient HTML, PHP et CSS, avec un accès à une base de données MySQL, avec la plate-forme phpMyAdmin. </text:p>
      <text:p text:style-name="P21"/>
      <text:p text:style-name="P20">Image : boardgame</text:p>
      <text:p text:style-name="P1"/>
      <text:p text:style-name="P1"/>
      <text:p text:style-name="P1">- the ruthless bat</text:p>
      <text:p text:style-name="P10">Ce jeu a été développé dans le cadre scolaire au sein d’un groupe de quatre élèves. Il s’agit d’un jeu de type « first person shooter », développé en C# avec Unity. Il comprend plusieurs mécaniques d’intelligence artificielle, notamment : </text:p>
      <text:p text:style-name="P10">- la gestion des déplacements des ennemis grâce à du pathfinding</text:p>
      <text:p text:style-name="P10">- la génération procédurale des décors</text:p>
      <text:p text:style-name="P10">- l’évolution des ennemis grâce à un algorithme génétique</text:p>
      <text:p text:style-name="P4">Il est possible de jouer au jeu sur navigateur grâce à ce lien :</text:p>
      <text:p text:style-name="P4"><text:a xlink:type="simple" xlink:href="https://roxane14.github.io/ruthless_bat/" text:style-name="Internet_20_link" text:visited-style-name="Visited_20_Internet_20_Link">https://roxane14.github.io/ruthless_bat/</text:a></text:p>
      <text:p text:style-name="P4"/>
      <text:p text:style-name="P22">Image : bat</text:p>
      <text:p text:style-name="P1"/>
      <text:p text:style-name="P1">- chopstick game</text:p>
      <text:p text:style-name="P11"><text:soft-page-break/><text:span text:style-name="T9">Ce jeu a été développé en python, avec la bibliothèque Pygame. Il s’agit d’une reproduction numérique d’un jeu enfantin appelé « </text:span><text:span text:style-name="T10">le jeu des baguettes », qui se joue à deux. Ici, la deuxième personne est jouée par l’ordinateur. </text:span></text:p>
      <text:p text:style-name="P13">Nous avons entraîné l’ordinateur à jouer grâce à de l’intelligence artificielle, plus précisément une technique d’apprentissage par renforcement appelée le Q-learning. Nous avons ensuite réalisé une étude visant à déterminer l’impact de l’humanisation du jeu auprès des joueurs et joueuses. </text:p>
      <text:p text:style-name="P6">Il est possible de télécharger le jeu grâce à ce lien :</text:p>
      <text:p text:style-name="P4">(lien github?)</text:p>
      <text:p text:style-name="P4"/>
      <text:p text:style-name="P22">Image : hand</text:p>
      <text:p text:style-name="P1"/>
      <text:p text:style-name="P1">- memory, zombies game, point and click</text:p>
      <text:p text:style-name="P17"><text:span text:style-name="T11">Afin de développer mes connaissances en développement Unity, j’ai </text:span><text:span text:style-name="T12">réalisé quelques projets personnels supplémentaires. J’ai par exemple réalisé une simulation d’attaque zombie dans un restaurant, les actions et déplacements de chaque personnage étant gérés par des méthodes d’intelligence artificielle. J’ai également réalisé un jeu de type « point and click » en 2D, et créé une version rapide d’un jeu de memory. </text:span></text:p>
      <text:p text:style-name="P18">C<text:span text:style-name="T13">ertains de</text:span> ces projets sont jouables sur navigateur aux adresses suivantes :</text:p>
      <text:p text:style-name="P5"><text:a xlink:type="simple" xlink:href="https://roxane14.github.io/memory/" text:style-name="Internet_20_link" text:visited-style-name="Visited_20_Internet_20_Link">https://roxane14.github.io/</text:a><text:a xlink:type="simple" xlink:href="https://roxane14.github.io/memory/" text:style-name="Internet_20_link" text:visited-style-name="Visited_20_Internet_20_Link"><text:span text:style-name="T5">memory/</text:span></text:a></text:p>
      <text:p text:style-name="P5"/>
      <text:p text:style-name="P22">Image : various</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22T15:24:46.351000000</meta:creation-date>
    <dc:date>2021-08-23T15:18:44.143000000</dc:date>
    <meta:editing-duration>PT19H11M35S</meta:editing-duration>
    <meta:editing-cycles>10</meta:editing-cycles>
    <meta:generator>LibreOffice/6.4.5.2$Windows_X86_64 LibreOffice_project/a726b36747cf2001e06b58ad5db1aa3a9a1872d6</meta:generator>
    <meta:document-statistic meta:table-count="0" meta:image-count="0" meta:object-count="0" meta:page-count="2" meta:paragraph-count="35" meta:word-count="566" meta:character-count="3559" meta:non-whitespace-character-count="3017"/>
  </office:meta>
</office:document-meta>
</file>